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Times New Roman" fo:font-size="11pt" fo:font-weight="normal" officeooo:rsid="001932cb" officeooo:paragraph-rsid="00180aa4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Times New Roman" fo:font-size="11pt" fo:font-weight="bold" officeooo:rsid="001932cb" officeooo:paragraph-rsid="00180aa4" style:font-size-asian="11pt" style:font-size-complex="11pt"/>
    </style:style>
    <style:style style:name="T1" style:family="text">
      <style:text-properties officeooo:rsid="001cc9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ghlights</text:p>
      <text:list xml:id="list5044865690343427086" text:style-name="L1">
        <text:list-item>
          <text:p text:style-name="P1"><text:span text:style-name="T1">Open-source cerebrovascular</text:span> tortuosity quantification tool developed.</text:p>
        </text:list-item>
        <text:list-item>
          <text:p text:style-name="P1">Validated with simulated blood vessels and additional parameter exploration toolbox.</text:p>
        </text:list-item>
        <text:list-item>
          <text:p text:style-name="P1">Tested in <text:span text:style-name="T1">hypertensive</text:span> and normal-tensive human subjec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02:03.868000000</meta:creation-date>
    <dc:date>2016-06-01T19:02:18.642000000</dc:date>
    <meta:editing-duration>PT15S</meta:editing-duration>
    <meta:editing-cycles>1</meta:editing-cycles>
    <meta:document-statistic meta:table-count="0" meta:image-count="0" meta:object-count="0" meta:page-count="1" meta:paragraph-count="4" meta:word-count="27" meta:character-count="223" meta:non-whitespace-character-count="203"/>
    <meta:generator>LibreOffice/5.0.0.5$Windows_x86 LibreOffice_project/1b1a90865e348b492231e1c451437d7a15bb262b</meta:generator>
  </office:meta>
</office:document-meta>
</file>